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Zoho Puvi Regular" svg:font-family="'Zoho Puvi Regular', apple-system, BlinkMacSystemFont, 'San Francisco', 'Helvetica Neue', Helvetica, Ubuntu, Roboto, Noto, 'Segoe UI', Arial, sans-serif"/>
  </office:font-face-decls>
  <office:automatic-styles>
    <style:style style:name="P1" style:family="paragraph" style:parent-style-name="Standard">
      <style:text-properties fo:font-size="18pt" fo:font-weight="bold" officeooo:rsid="0012b028" officeooo:paragraph-rsid="0012b028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2pt" fo:font-weight="bold" officeooo:rsid="0012b028" officeooo:paragraph-rsid="0012b028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14aa3c" officeooo:paragraph-rsid="0014aa3c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162e25" officeooo:paragraph-rsid="00162e25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paragraph-rsid="0014aa3c"/>
    </style:style>
    <style:style style:name="P6" style:family="paragraph" style:parent-style-name="Standard">
      <style:text-properties fo:font-size="12pt" fo:font-weight="normal" officeooo:rsid="0012b028" officeooo:paragraph-rsid="0012b028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4aa3c" officeooo:paragraph-rsid="0014aa3c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62e25" officeooo:paragraph-rsid="0014aa3c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62e25" officeooo:paragraph-rsid="00162e25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62e25" officeooo:paragraph-rsid="0016de01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67e63" officeooo:paragraph-rsid="0014aa3c" style:font-size-asian="10.5pt" style:font-weight-asian="normal" style:font-size-complex="12pt" style:font-weight-complex="normal"/>
    </style:style>
    <style:style style:name="P12" style:family="paragraph" style:parent-style-name="Text_20_body">
      <style:paragraph-properties fo:margin-left="0cm" fo:margin-right="0cm" fo:margin-top="0.212cm" fo:margin-bottom="0.212cm" style:contextual-spacing="false" fo:text-indent="0cm" style:auto-text-indent="false"/>
      <style:text-properties fo:color="#000000" loext:opacity="100%" style:font-name="Zoho Puvi Regular" fo:font-size="12pt"/>
    </style:style>
    <style:style style:name="P13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67e63" officeooo:paragraph-rsid="0014aa3c" style:font-size-asian="12pt" style:font-weight-asian="normal" style:font-size-complex="12pt" style:font-weight-complex="normal"/>
    </style:style>
    <style:style style:name="P14" style:family="paragraph" style:parent-style-name="Heading_20_1">
      <style:text-properties fo:font-variant="normal" fo:text-transform="none" fo:color="#111111" loext:opacity="100%" style:font-name="Liberation Serif" fo:font-size="24pt" fo:letter-spacing="normal" fo:font-style="normal" fo:font-weight="normal" officeooo:rsid="0016de01" officeooo:paragraph-rsid="0016de01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2e25" style:font-weight-asian="normal" style:font-weight-complex="normal"/>
    </style:style>
    <style:style style:name="T3" style:family="text">
      <style:text-properties fo:font-weight="normal" officeooo:rsid="00167e63" style:font-weight-asian="normal" style:font-weight-complex="normal"/>
    </style:style>
    <style:style style:name="T4" style:family="text">
      <style:text-properties fo:font-weight="normal" officeooo:rsid="0016de01" style:font-weight-asian="normal" style:font-weight-complex="normal"/>
    </style:style>
    <style:style style:name="T5" style:family="text">
      <style:text-properties fo:font-weight="normal" officeooo:rsid="00167e63" style:font-size-asian="10.5pt" style:font-weight-asian="normal" style:font-size-complex="12pt" style:font-weight-complex="normal"/>
    </style:style>
    <style:style style:name="T6" style:family="text">
      <style:text-properties fo:font-variant="normal" fo:text-transform="none" fo:color="#000000" loext:opacity="100%" style:font-name="Liberation Serif" fo:letter-spacing="normal" fo:font-style="normal" fo:font-weight="normal" officeooo:rsid="00167e63" style:font-size-asian="12pt" style:font-weight-asian="normal" style:font-size-complex="12pt" style:font-weight-complex="normal"/>
    </style:style>
    <style:style style:name="T7" style:family="text">
      <style:text-properties style:font-name="Liberation Serif" fo:font-weight="normal" officeooo:rsid="00167e63" style:font-size-asian="12pt" style:font-weight-asian="normal" style:font-size-complex="12pt" style:font-weight-complex="normal"/>
    </style:style>
    <style:style style:name="T8" style:family="text">
      <style:text-properties officeooo:rsid="0017d0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VOICE MANAGEMENT SYSTEM</text:p>
      <text:p text:style-name="P1"/>
      <text:p text:style-name="P2">KEY FEAUTURES</text:p>
      <text:p text:style-name="P6"/>
      <text:p text:style-name="P7">* credit limit amount for customer</text:p>
      <text:p text:style-name="P3"><text:span text:style-name="T1">* </text:span><text:span text:style-name="T2">Get quote approval through customer portal</text:span></text:p>
      <text:p text:style-name="P8">* Set expire date for quote</text:p>
      <text:p text:style-name="P8">* Convert the quote into invoice when customer accepts the quote</text:p>
      <text:p text:style-name="P3"><text:span text:style-name="T2">* </text:span><text:span text:style-name="T3">Send payment reminders</text:span></text:p>
      <text:p text:style-name="P3"><text:span text:style-name="T1">* </text:span><text:span text:style-name="T3">Auto charge through customer credit card details when recurring invoices involves</text:span></text:p>
      <text:p text:style-name="P11">* Collect advance payment through retainer invoices</text:p>
      <text:p text:style-name="P11">* Easy refund handling for customers through credit note attached with invoice</text:p>
      <text:p text:style-name="P11">* Assign roles and permissions</text:p>
      <text:p text:style-name="P5"><text:span text:style-name="T5">*</text:span><text:span text:style-name="T7"> </text:span><text:span text:style-name="T6">Create invoices directly from projects</text:span></text:p>
      <text:p text:style-name="P13">* Bill based on project hours or task hours and recurring also possible</text:p>
      <text:p text:style-name="P13"/>
      <text:p text:style-name="P5"/>
      <text:p text:style-name="P11"/>
      <text:p text:style-name="P11"/>
      <text:p text:style-name="P4"><text:span text:style-name="T8">SUB </text:span>MODULES</text:p>
      <text:p text:style-name="P9"/>
      <text:p text:style-name="P9">* Items</text:p>
      <text:p text:style-name="P9">* Customers</text:p>
      <text:p text:style-name="P9">* Suppliers</text:p>
      <text:p text:style-name="P9">* Quotes</text:p>
      <text:p text:style-name="P9">* Purchase Orders</text:p>
      <text:p text:style-name="P10">* Delivery Challans</text:p>
      <text:p text:style-name="P9">* Invoices</text:p>
      <text:p text:style-name="P4"><text:span text:style-name="T1">* </text:span><text:span text:style-name="T4">Credit Notes</text:span></text:p>
      <text:p text:style-name="P9">* Retainer Invoices</text:p>
      <text:p text:style-name="P9">* Recurring Invoices</text:p>
      <text:p text:style-name="P9">* Payments</text:p>
      <text:p text:style-name="P9">* Expenses</text:p>
      <text:p text:style-name="P9">* Recurring Expenses</text:p>
      <text:p text:style-name="P4"><text:span text:style-name="T1">* </text:span><text:span text:style-name="T3">Projects and Timesheets</text:span></text:p>
      <text:p text:style-name="P9"/>
      <text:p text:style-name="P9"/>
      <text:h text:style-name="P14" text:outline-level="1">Credit Notes</text:h>
      <text:p text:style-name="P12">Credit Note is a document given by the seller to their customer to denote the amount of money they owe to that particular customer.</text:p>
      <text:p text:style-name="P12"/>
      <text:p text:style-name="P12"/>
      <text:p text:style-name="Text_20_body"><text:line-break/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Zoho Puvi Regular" svg:font-family="'Zoho Puvi Regular', apple-system, BlinkMacSystemFont, 'San Francisco', 'Helvetica Neue', Helvetica, Ubuntu, Roboto, Noto, 'Segoe UI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0T23:03:49.383479218</meta:creation-date>
    <dc:date>2023-08-09T14:22:54.325355213</dc:date>
    <meta:editing-duration>PT15H16M18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31" meta:word-count="158" meta:character-count="940" meta:non-whitespace-character-count="811"/>
  </office:meta>
</office:document-meta>
</file>